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0.5pt" fo:language="es" fo:country="CR" fo:font-weight="bold" style:font-size-asian="10.5pt" style:font-weight-asian="bold" style:font-weight-complex="bold"/>
    </style:style>
    <style:style style:name="P3" style:family="paragraph" style:parent-style-name="Standard">
      <style:paragraph-properties fo:break-before="page"/>
      <style:text-properties fo:font-size="10.5pt" fo:language="es" fo:country="CR" style:font-size-asian="10.5pt"/>
    </style:style>
    <style:style style:name="P4" style:family="paragraph" style:parent-style-name="Standard">
      <style:paragraph-properties fo:text-align="center" style:justify-single-word="false"/>
      <style:text-properties fo:font-size="18pt" fo:language="es" fo:country="CR"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style:font-size-asian="18pt" style:font-size-complex="18pt" style:font-weight-complex="bold"/>
    </style:style>
    <style:style style:name="P6" style:family="paragraph" style:parent-style-name="Standard">
      <style:paragraph-properties fo:text-align="center" style:justify-single-word="false"/>
      <style:text-properties fo:font-size="24pt" fo:language="es" fo:country="CR" fo:font-weight="bold" style:font-size-asian="24pt" style:font-weight-asian="bold" style:font-size-complex="24pt" style:font-weight-complex="bold"/>
    </style:style>
    <style:style style:name="P7" style:family="paragraph" style:parent-style-name="Standard">
      <style:text-properties fo:font-size="10.5pt" fo:language="es" fo:country="CR" style:font-size-asian="10.5pt"/>
    </style:style>
    <style:style style:name="P8" style:family="paragraph" style:parent-style-name="Standard">
      <style:text-properties fo:font-size="10.5pt" fo:language="es" fo:country="CR" fo:font-weight="bold" style:font-size-asian="10.5pt" style:font-weight-asian="bold" style:font-weight-complex="bold"/>
    </style:style>
    <style:style style:name="P9" style:family="paragraph" style:parent-style-name="Standard">
      <style:text-properties fo:language="es" fo:country="CR"/>
    </style:style>
    <style:style style:name="P10" style:family="paragraph" style:parent-style-name="Standard">
      <style:paragraph-properties fo:margin-left="1.251cm" fo:margin-right="0cm" fo:text-indent="0cm" style:auto-text-indent="false">
        <style:tab-stops/>
      </style:paragraph-properties>
    </style:style>
    <style:style style:name="P11" style:family="paragraph" style:parent-style-name="Standard">
      <style:paragraph-properties fo:margin-left="0cm" fo:margin-right="0cm" fo:text-indent="1.251cm" style:auto-text-indent="false"/>
      <style:text-properties fo:font-size="10.5pt" fo:language="es" fo:country="CR" style:font-size-asian="10.5pt"/>
    </style:style>
    <style:style style:name="P12" style:family="paragraph" style:parent-style-name="Standard" style:master-page-name="MP0">
      <style:paragraph-properties fo:text-align="center" style:justify-single-word="false" style:page-number="auto" fo:break-before="page"/>
      <style:text-properties fo:font-size="18pt" fo:language="es" fo:country="CR" fo:font-weight="bold" style:font-size-asian="18pt" style:font-weight-asian="bold" style:font-size-complex="18pt" style:font-weight-complex="bold"/>
    </style:style>
    <style:style style:name="P13" style:family="paragraph" style:parent-style-name="Standard" style:list-style-name="L1"/>
    <style:style style:name="P14" style:family="paragraph" style:parent-style-name="Standard" style:list-style-name="L1">
      <style:text-properties fo:font-size="10.5pt" fo:language="es" fo:country="CR" style:font-size-asian="10.5pt"/>
    </style:style>
    <style:style style:name="P15"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6" style:family="paragraph" style:parent-style-name="Standard">
      <style:text-properties fo:font-size="10.5pt" fo:language="en" fo:country="US" officeooo:paragraph-rsid="00186c5f" style:font-size-asian="10.5pt" style:font-weight-complex="bold"/>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paragraph-properties fo:text-align="center" style:justify-single-word="false"/>
      <style:text-properties fo:font-size="18pt" fo:language="en" fo:country="US" style:font-size-asian="18pt" style:font-size-complex="18pt" style:font-weight-complex="bold"/>
    </style:style>
    <style:style style:name="P20" style:family="paragraph" style:parent-style-name="Standard">
      <style:paragraph-properties fo:text-align="center" style:justify-single-word="false"/>
      <style:text-properties fo:font-size="18pt" fo:language="en" fo:country="US" officeooo:rsid="0020f623" officeooo:paragraph-rsid="0020f623" style:font-size-asian="18pt" style:font-size-complex="18pt" style:font-weight-complex="bold"/>
    </style:style>
    <style:style style:name="P21" style:family="paragraph" style:parent-style-name="Standard">
      <style:paragraph-properties fo:break-before="page"/>
      <style:text-properties fo:font-size="10.5pt" fo:language="en" fo:country="US" fo:font-weight="bold" style:font-size-asian="10.5pt" style:font-weight-asian="bold" style:font-weight-complex="bold"/>
    </style:style>
    <style:style style:name="T1" style:family="text">
      <style:text-properties fo:font-size="10.5pt" fo:language="en" fo:country="US" fo:font-weight="bold" style:font-size-asian="10.5pt" style:font-weight-asian="bold" style:font-weight-complex="bold"/>
    </style:style>
    <style:style style:name="T2" style:family="text">
      <style:text-properties fo:font-size="10.5pt" fo:language="es" fo:country="CR" fo:font-weight="bold" style:font-size-asian="10.5pt" style:font-weight-asian="bold" style:font-weight-complex="bold"/>
    </style:style>
    <style:style style:name="T3" style:family="text">
      <style:text-properties fo:font-size="10.5pt" fo:language="es" fo:country="CR" style:font-size-asian="10.5pt"/>
    </style:style>
    <style:style style:name="T4" style:family="text">
      <style:text-properties fo:font-size="10.5pt" fo:language="es" fo:country="CR" fo:font-style="italic" style:font-size-asian="10.5pt"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188eea" style:font-weight-asian="normal" style:font-weight-complex="normal"/>
    </style:style>
    <style:style style:name="T7" style:family="text">
      <style:text-properties fo:font-weight="normal" officeooo:rsid="001a232e" style:font-weight-asian="normal" style:font-weight-complex="normal"/>
    </style:style>
    <style:style style:name="T8" style:family="text">
      <style:text-properties fo:font-weight="normal" officeooo:rsid="001a28ad" style:font-weight-asian="normal" style:font-weight-complex="normal"/>
    </style:style>
    <style:style style:name="T9" style:family="text">
      <style:text-properties fo:font-weight="normal" officeooo:rsid="001b57d3" style:font-weight-asian="normal" style:font-weight-complex="normal"/>
    </style:style>
    <style:style style:name="T10" style:family="text">
      <style:text-properties fo:font-weight="normal" officeooo:rsid="001bd56d" style:font-weight-asian="normal" style:font-weight-complex="normal"/>
    </style:style>
    <style:style style:name="T11" style:family="text">
      <style:text-properties fo:font-weight="normal" officeooo:rsid="001cdf72" style:font-weight-asian="normal" style:font-weight-complex="normal"/>
    </style:style>
    <style:style style:name="T12" style:family="text">
      <style:text-properties fo:font-weight="normal" officeooo:rsid="001dc797" style:font-weight-asian="normal" style:font-weight-complex="normal"/>
    </style:style>
    <style:style style:name="T13" style:family="text">
      <style:text-properties fo:font-weight="normal" officeooo:rsid="001f0b00" style:font-weight-asian="normal" style:font-weight-complex="normal"/>
    </style:style>
    <style:style style:name="T14" style:family="text">
      <style:text-properties fo:font-weight="bold" officeooo:rsid="00186c5f"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Instituto Tecnológico de Costa Rica</text:p>
      <text:p text:style-name="P4">Ingeniería en Computación</text:p>
      <text:p text:style-name="P4">Programación Orientada a Objetos</text:p>
      <text:p text:style-name="P4">I Semestre 2015</text:p>
      <text:p text:style-name="P4">Prof. Mauricio Avilés</text:p>
      <text:p text:style-name="P4"/>
      <text:p text:style-name="P4"/>
      <text:p text:style-name="P6">Proyecto #1</text:p>
      <text:p text:style-name="P6"/>
      <text:p text:style-name="P4"/>
      <text:p text:style-name="P4">Estudiantes:</text:p>
      <text:p text:style-name="P4"/>
      <text:p text:style-name="P5">Kenneth Callow</text:p>
      <text:p text:style-name="P5">Sara Castro Sáenz</text:p>
      <text:p text:style-name="P5"/>
      <text:p text:style-name="P5"/>
      <text:p text:style-name="P20"/>
      <text:p text:style-name="P20"/>
      <text:p text:style-name="P20">13-04-20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oft-page-break/><text:span text:style-name="T14"><text:tab/>b. <text:s/>Resumen ejecutivo</text:span></text:p>
      <text:p text:style-name="P15"><text:span text:style-name="T5"/></text:p>
      <text:p text:style-name="P15"><text:span text:style-name="T5"><text:tab/></text:span><text:span text:style-name="T6">Este proyecto consiste en un sistema de manejo de pacientes para entrenadores de fitness, <text:s/>programado en Java para el curso Programación Orientada a Objetos. <text:s/>El fenómeno cultural de los estilos de vida saludables ha creado la necesidad para servicios como estos, y para que llevarlos a cabo eficientemente se pueden aprovechar los sistemas de información disponibles. <text:s/></text:span><text:span text:style-name="T7">El proyecto busca satisfacer las necesidades de los entrenadores para mantener todos los datos personales de sus pacientes, además de un registro de sus mediciones a través del tiempo, </text:span><text:span text:style-name="T8">y sus programas de ejercicios. <text:s/>Les permitirá mantener un registro de todas las máquinas y ejercicios que tienen disponibles sus clientes, y la construcción de programas de ejercicio según estas opciones. <text:s/>En fin, busca empoderar a los entrenadores para que lleven a cabo su trabajo de la mejor manera para ellos y sus clientes.</text:span></text:p>
      <text:p text:style-name="P15"><text:span text:style-name="T8"/></text:p>
      <text:p text:style-name="P15"><text:span text:style-name="T8"><text:tab/>Este documento busca explicar los detalles del diseño e implementación del proyecto. <text:s/></text:span><text:span text:style-name="T9">La forma en que se plantea y analiza el problema, y luego </text:span><text:span text:style-name="T10">cómo</text:span><text:span text:style-name="T9"> se implementa se cubre en la presentación y análisis del problema. <text:s/></text:span><text:span text:style-name="T11">Seguidamente se busca producir conclusiones con respecto a lo que se logró y lo que no, a qué conocimientos obtenidos en la realización del proyecto podrán ser de utilidad a futuro </text:span><text:span text:style-name="T12">para otros proyectos programados. <text:s/></text:span><text:span text:style-name="T13">Basándose en las conclusiones se plasman recomendaciones para aquellos quienes realizarán un proyecto semejante, para que logren seguir las buenas decisiones y evitar las malas.</text:span></text:p>
      <text:p text:style-name="P21"/>
      <text:p text:style-name="Standard"><text:span text:style-name="Default_20_Paragraph_20_Font"><text:span text:style-name="T1"><text:tab/>c. <text:s/></text:span></text:span><text:span text:style-name="Default_20_Paragraph_20_Font"><text:span text:style-name="T2">Introducción</text:span></text:span></text:p>
      <text:p text:style-name="P7"><text:tab/></text:p>
      <text:p text:style-name="Standard"><text:span text:style-name="Default_20_Paragraph_20_Font"><text:span text:style-name="T3"><text:tab/>Los tiempos actuales han visto la proliferación de una cultura orientada a la salud y el ejercicio. <text:s/>Quizá como producto de la osmosis cultural globalizada, los costarricenses, en especial los de la media y alta clase, buscan adaptar sus estilos de vida para calzar con un ideal de salud nuevo: ya no basta con ir al gimnasio a menudo, sino que es necesario que los ejercicios sean cuidadosamente planeados por conocedores en el tema, los llamados </text:span></text:span><text:span text:style-name="Default_20_Paragraph_20_Font"><text:span text:style-name="T4">entrenadores de fitness</text:span></text:span><text:span text:style-name="Default_20_Paragraph_20_Font"><text:span text:style-name="T3">. <text:s/>Ellos deben asegurarse que el ejercicio efectuado por sus pacientes concuerde con sus capacidades y necesidades físicas, por lo que deben registrar sus mediciones cada cierto plazo y analizarlas debidamente para definir programas de entrenamiento adecuados. <text:s/></text:span></text:span></text:p>
      <text:p text:style-name="P7"/>
      <text:p text:style-name="P7"><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7"/>
      <text:p text:style-name="P7"><text:tab/>Cada cliente tiene su programa de ejercicio, que consiste en varios días almacenados por número, cada día conformado por varios ejercicios que indican sus pesos, repeticiones, series y tiempos de descanso. <text:s/>Los programas de ejercicio tienen fecha de inicio, fin y creación. <text:s/>Cada cliente también tiene una colección de mediciones que definen su estado físico actual. <text:s/>En fin, es un sistema útil que satisfacerá tus necesidades de entrenador de fitness casi completamente.</text:p>
      <text:p text:style-name="P7"/>
      <text:p text:style-name="P7"><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p text:style-name="P2"><text:tab/>d. <text:s/>Presentación y análisis del problema</text:p>
      <text:p text:style-name="P8"/>
      <text:p text:style-name="P7"><text:tab/>i. <text:s/>¿Qué se debe resolver?</text:p>
      <text:p text:style-name="P7"><text:tab/></text:p>
      <text:p text:style-name="P7"><text:tab/>Llegar a producir el programa deseado es un problema que podría dividirse en algunos pasos puntuales:</text:p>
      <text:list xml:id="list2378340359352407060" text:style-name="L1">
        <text:list-item>
          <text:p text:style-name="P14">Establecer cuáles clases van a corresponder a los datos que se desean almacenar. <text:s/>En este caso, se deben crear clases que puedan guardar un tipo de ejercicio, un tipo de máquina, los datos personales de un paciente, un programa de entrenamiento, un día de un programa, y un ejercicio de un día. <text:s/>En este paso sólo es necesario saber cuáles clases se necesitan. Modelado UML es una buena forma de realizar este paso, y el siguiente.</text:p>
        </text:list-item>
      </text:list>
      <text:p text:style-name="P7"/>
      <text:list xml:id="list221351353164785" text:continue-numbering="true" text:style-name="L1">
        <text:list-item>
          <text:p text:style-name="P14">Definir con exactitud cómo se van a relacionar estas clases. <text:s/>Por ejemplo, un paciente posee un programa de entrenamiento y una o más mediciones, un programa de entrenamiento consiste en uno 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p>
        </text:list-item>
      </text:list>
      <text:p text:style-name="P7"/>
      <text:list xml:id="list221351294891373" text:continue-numbering="true" text:style-name="L1">
        <text:list-item>
          <text:p text:style-name="P14">El diseño de ventanas puede ocurrir paralelamente al diseño de clases. <text:s/>Diseñar ventanas no requiere de un diagrama de clases tanto, sino que 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egarán ciertos contenidos y en cuáles no, cuáles datos modifican, qué opciones abren otras ventanas, etc.</text:p>
        </text:list-item>
      </text:list>
      <text:p text:style-name="P7"/>
      <text:list xml:id="list221351391206839" text:continue-numbering="true" text:style-name="L1">
        <text:list-item>
          <text:p text:style-name="P14">Con un buen diseño que busque la simplicidad y comprensión ya hecho, se puede comenzar a implementarlo en el lenguaje deseado, en este caso Java. <text:s/>Las clases deberían ser construidas de abajo para arriba, o sea desde las clases que no dependan de ningunas otras, hasta las que dependan de todas, en forma de árbol de dependencias. <text:s/>Por ejemplo, la clase correspondiente a tipo de máquina no depende de ninguna otra, así que debería implementarse primero. <text:s/>Luego, las clases para tipo de ejercicio y el 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p>
        </text:list-item>
      </text:list>
      <text:p text:style-name="P7"/>
      <text:list xml:id="list221351109624951" text:continue-numbering="true" text:style-name="L1">
        <text:list-item>
          <text:p text:style-name="P14">Se debe considerar en la implementación de cada clase la forma en que va a ser almacenada en un archivo. <text:s/>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p>
        </text:list-item>
      </text:list>
      <text:p text:style-name="P7"/>
      <text:list xml:id="list221352002527751" text:continue-numbering="true" text:style-name="L1">
        <text:list-item>
          <text:p text:style-name="P14">En paralelo a la implementación de las clases, se pueden implementar las ventanas, pero sin funcionalidad de datos. <text:s/>O sea, que carguen e interactúen entre ellas, mostrando datos “de mentiras”, pero todavía sin relacionarse con los datos. <text:s/>Las opciones que abran nuevas ventanas deberían hacerlo dado este paso, igual que las que cambien los datos mostrados dentro de una sola ventana. <text:s/>La funcionalidad de las ventanas debe probarse después de implementarse cada una. <text:s/>También es sugerible implementarlas de abajo para arriba, para que todas las dependencias se satisfagan al irse construyendo.</text:p>
        </text:list-item>
      </text:list>
      <text:p text:style-name="P7"/>
      <text:list xml:id="list221351894631458" text:continue-numbering="true" text:style-name="L1">
        <text:list-item>
          <text:p text:style-name="P14">Ya al implementarse todas las clases del diseño, se 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 es modificada. <text:s/>Las ventanas que existen para agregar, modificar y borrar elementos deben implementar esta funcionalidad y probar que funcionan.</text:p>
        </text:list-item>
      </text:list>
      <text:p text:style-name="P7"><text:soft-page-break/></text:p>
      <text:list xml:id="list221350580872357" text:continue-numbering="true" text:style-name="L1">
        <text:list-item>
          <text:p text:style-name="P14">Ya terminado esto, el programa se debe probar para determinar que todas las funcionalidades sean correctas. <text:s/>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p>
        </text:list-item>
      </text:list>
      <text:p text:style-name="P7"/>
      <text:p text:style-name="P7"/>
      <text:p text:style-name="P3"><text:tab/>ii. <text:s/>¿Cómo se va a resolver el problema?</text:p>
      <text:p text:style-name="P7"/>
      <text:p text:style-name="P7"><text:tab/>Esta sección se basa en la falsa premisa de que fue escrita antes de realizarse el proyecto. <text:s/>La realidad es que la documentación fue realizada de último, después de un proceso desordenado y desesperado de desarrollo, el cual produjo un producto funcional pero menos que lo que pudo haberse hecho con un mejor planteamiento y análisis. <text:s/></text:p>
      <text:p text:style-name="P7"/>
      <text:p text:style-name="P7"><text:tab/>El programa estará constitui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text:p>
      <text:p text:style-name="P7"/>
      <text:list xml:id="list5731305386101647801" text:style-name="L2">
        <text:list-item>
          <text:p text:style-name="P17"><text:span text:style-name="Default_20_Paragraph_20_Font"><text:span text:style-name="T3">ProyectoFitness: el la clase principal de la aplicación. <text:s/>Implementa los métodos para guardar y cargar todo. <text:s/>Utiliza un archivo de cargas </text:span></text:span><text:span text:style-name="Default_20_Paragraph_20_Font"><text:span text:style-name="T4">saveFile.txt</text:span></text:span><text:span text:style-name="Default_20_Paragraph_20_Font"><text:span text:style-name="T3"> para cargar y guardar. Implementa un </text:span></text:span><text:span text:style-name="Default_20_Paragraph_20_Font"><text:span text:style-name="T4">shell </text:span></text:span><text:span text:style-name="Default_20_Paragraph_20_Font"><text:span text:style-name="T3">mediante el cual se accede a la funcionalidad del programa mediante texto. <text:s/>Los métodos para cargar envían todas las líneas del saveFile a este shell para que lo interprete. <text:s/>De esta forma, el saveFile puede considerarse un shell script, y los métodos de cada clase para conversión a archivo de cargas como comandos del shell. <text:s text:c="3"/>Igualmente, ProyectoFitness contiene los contenedores para pacientes, tipos de máquina, tipos de ejercicio y tipos de medición, e implementa los métodos por los cuales las ventanas pueden acceder y modificar los datos. <text:s/></text:span></text:span></text:p>
        </text:list-item>
        <text:list-item>
          <text:p text:style-name="P17"><text:span text:style-name="Default_20_Paragraph_20_Font"><text:span text:style-name="T3">Pacientes, Maquinas, TiposEjercicio: son los contenedores para Paciente, tipos de máquina, y TipoEjercicio. <text:s/>Cada uno implementa métodos para agregar, borrar y modificar sus contenidos. <text:s/>También para convertir sus contenidos a comandos del shell. TiposEjercicio debe implementar un método para borrar todos los ejercicios que dependan de una máquina que ya fue borrada. <text:s/>También implementa un método que actualiza un nombre de máquina dentro de los ejercicios, por si éste fue actualizado por el usuario. <text:s/>Todos heredan de HashMap, ya que esta clase relaciona una única llave con un valor, lo cual es útil en este contexto: los Pacientes tienen una cédula única, las máquinas y los tipos de ejercicio un nombre único.</text:span></text:span></text:p>
        </text:list-item>
        <text:list-item>
          <text:p text:style-name="P17"><text:span text:style-name="Default_20_Paragraph_20_Font"><text:span text:style-name="T3">TiposMedicion: también es un HashMap, pero no implementa métodos para guardar ya que sus valores permanecerán constantes para toda ejecución del programa. <text:s/>Cada tipo tiene un nombre único.</text:span></text:span></text:p>
        </text:list-item>
      </text:list>
      <text:p text:style-name="Standard"><text:span text:style-name="Default_20_Paragraph_20_Font"><text:span text:style-name="T3">Nota: las clases Maquina, TipoMaquina y TipoMedicion no existen. <text:s/>Debido a que uno de sus campos se volvió llave de un HashMap, el único campo restante fue más lógico implementarlo como String.</text:span></text:span></text:p>
      <text:list xml:id="list221351011891515" text:continue-numbering="true" text:style-name="L2">
        <text:list-item>
          <text:p text:style-name="P17"><text:span text:style-name="Default_20_Paragraph_20_Font"><text:span text:style-name="T3">Paciente: posee nombre, sexo, fecha de nacimiento, teléfono, y correo. <text:s/>También puede tener algunos conjuntos de mediciones y algunos programas de entrenamiento. <text:s/>Su cédula no es parte de la clase, sin embargo está guardada como llave, con la clase envoltorio Cedula, en el contenedor Pacientes. <text:s/>El sexo se guarda como un String (“F” para femenino, “M” para masculino), la edad con LocalDate, teléfono y correo con clases envoltorio Telefono y Correo, que validan los datos. <text:s/>Cedula también valida.</text:span></text:span></text:p>
        </text:list-item>
        <text:list-item>
          <text:p text:style-name="P17"><text:span text:style-name="Default_20_Paragraph_20_Font"><text:span text:style-name="T3">Mediciones: guarda un conjunto de mediciones. <text:s/>Sólo admite agregar mediciones que están en TiposMedicion. <text:s/>Posee la fecha en que se realizaron.</text:span></text:span></text:p>
        </text:list-item>
        <text:list-item>
          <text:p text:style-name="P17"><text:span text:style-name="Default_20_Paragraph_20_Font"><text:span text:style-name="T3">ProgramaEntrenamiento: <text:s/></text:span></text:span></text:p>
        </text:list-item>
        <text:list-item>
          <text:p text:style-name="P17"><text:span text:style-name="Default_20_Paragraph_20_Font"><text:span text:style-name="T3">Dia: <text:s/>Guarda un día con sus ejercicios</text:span></text:span></text:p>
        </text:list-item>
        <text:list-item>
          <text:p text:style-name="P17"><text:span text:style-name="Default_20_Paragraph_20_Font"><text:span text:style-name="T3">Ejercicio: posee tipoEjercicio, tiempoDescanso, series repeticiones, peso 1, 2 y 3 que se guardan como entero.</text:span></text:span></text:p>
        </text:list-item>
      </text:list>
      <text:p text:style-name="P7"/>
      <text:p text:style-name="Standard"><text:span text:style-name="Default_20_Paragraph_20_Font"><text:span text:style-name="T3">Se implementarán estas clases de ventana:<text:line-break/></text:span></text:span></text:p>
      <text:list xml:id="list3911118493084206387" text:style-name="L3">
        <text:list-item>
          <text:p text:style-name="P18"><text:span text:style-name="Default_20_Paragraph_20_Font"><text:span text:style-name="T3">VentanaPrincipal: Es la ventana principal del programa, en ella está la sección de administrar pacientes, administrar máquina y administrar tipos de ejercicio. Trae una tabla en la que se pueden visualizar los pacientes, las maquinas y los tipos de ejercicio. Los elementos en la tabla son seleccionables.</text:span></text:span></text:p>
        </text:list-item>
        <text:list-item>
          <text:p text:style-name="P18"><text:span text:style-name="Default_20_Paragraph_20_Font"><text:span text:style-name="T3">VentanaPaciente: Esta ventana tiene varios cuadros de texto en las que se ingresa la información del paciente.</text:span></text:span></text:p>
        </text:list-item>
        <text:list-item>
          <text:p text:style-name="P18"><text:span text:style-name="Default_20_Paragraph_20_Font"><text:span text:style-name="T3">VentanaTipoEjercicio. La ventana tipo ejercicio tiene cuadros de texto para escribir el nombre y una descripción. Tambien tiene una lista de maquinas de las cuales se puede seleccionar una.</text:span></text:span></text:p>
        </text:list-item>
        <text:list-item>
          <text:p text:style-name="P18"><text:span text:style-name="Default_20_Paragraph_20_Font"><text:span text:style-name="T3">VentanaMaquina: Esta ventana cuenta con dos cuadros de texto para ingresar la información de la maquina, también tiene un botón modificar para <text:s/>editar los contenidos y borrar para eliminar la maquina.</text:span></text:span></text:p>
        </text:list-item>
        <text:list-item>
          <text:p text:style-name="P18"><text:soft-page-break/><text:span text:style-name="Default_20_Paragraph_20_Font"><text:span text:style-name="T3">VentanaDatosPaciente: En esta ventana se despliegan los datos del paciente. Tiene botones para editar la información asi como para borrar al paciente, cuenta con una tabla en la que se pueden ver las mediciones que tiene el paciente, también puede agregar mediciones y programas de entrenamiento con su respectivo botón para verlo.</text:span></text:span></text:p>
        </text:list-item>
        <text:list-item>
          <text:p text:style-name="P18"><text:span text:style-name="Default_20_Paragraph_20_Font"><text:span text:style-name="T3">VentanaMedicion Esta ventana cuenta con diferentes espacios para ingresar cada uno de los valores de las mediciones </text:span></text:span></text:p>
        </text:list-item>
        <text:list-item>
          <text:p text:style-name="P18"><text:span text:style-name="Default_20_Paragraph_20_Font"><text:span text:style-name="T3">VentanaProgramaEntrenamiento En esta ventana se ingresa una descripción del programa o los objetivos,</text:span></text:span></text:p>
        </text:list-item>
      </text:list>
      <text:p text:style-name="P10"><text:span text:style-name="Default_20_Paragraph_20_Font"><text:span text:style-name="T3">Cuenta con una tabla en donde se pueden ver los días y seleccionarse, también tiene botones para borrar el programa y agregar mas días al entrenamiento.</text:span></text:span></text:p>
      <text:list xml:id="list221350087078136" text:continue-numbering="true" text:style-name="L3">
        <text:list-item>
          <text:p text:style-name="P18"><text:span text:style-name="Default_20_Paragraph_20_Font"><text:span text:style-name="T3">VentanaDia En la VentanaDia se crea el dia, después de creado se pueden agregar los ejercicios, los cuales se verán en la tabla que hay en la ventana.</text:span></text:span></text:p>
        </text:list-item>
        <text:list-item>
          <text:p text:style-name="P18"><text:span text:style-name="Default_20_Paragraph_20_Font"><text:span text:style-name="T3">VentanaEjercicio La VentanaEjercicio sirve para crear los ejercicios, en ella se ingresa la información correspondiente al ejercicio, <text:s/>las series, repeticiones, el tipo de ejercicio, el tiempo de descanso <text:s/>y el peso.</text:span></text:span></text:p>
        </text:list-item>
      </text:list>
      <text:p text:style-name="P9"/>
      <text:p text:style-name="Standard"><text:span text:style-name="Default_20_Paragraph_20_Font"><text:span text:style-name="T3">También se implementa una interfaz llamada ModosVentana, la cual declara ciertos métodos que deben usar algunas ventanas para cambiar entre modo de agregar, borrar y modificar.</text:span></text:span></text:p>
      <text:p text:style-name="P9"/>
      <text:p text:style-name="P7"><text:tab/>iii. <text:s/>Análisis crítico de la implementación.</text:p>
      <text:p text:style-name="P7"/>
      <text:p text:style-name="P11">A la hora de implementarse no se hizo un buen análisis de lo que se nos solicitaba, se tuvo que volver a empezar desde <text:s/>cero en una ocasión por que nos dimos cuenta que era un poco más eficiente implementarlo de una forma y no como lo estábamos haciendo.</text:p>
      <text:p text:style-name="P7"/>
      <text:p text:style-name="P11"><text:s/>Cuando se empezó a integrar el trabajo con la interfaz, se tuvo que reescribir código en varias ocasiones por que al no haber pensado bien el funcionamiento del programa y por la falta de comunicación que teníamos, la interfaz requería de métodos o datos que no se habían implementado correctamente en el programa y se tuvo que reescribir código en función de la interfaz.</text:p>
      <text:p text:style-name="P11"/>
      <text:p text:style-name="P11">El programa es muy rigido, por lo tanto cada vez que se cambia algo hay que acomodar todo el código para que funcione, incluyendo la interfaz.</text:p>
      <text:p text:style-name="P7"/>
      <text:p text:style-name="P7"/>
      <text:p text:style-name="P7"/>
      <text:p text:style-name="P2">f. <text:s/>Conclusiones</text:p>
      <text:p text:style-name="P8"/>
      <text:list xml:id="list215411713346778" text:style-name="L1">
        <text:list-item>
          <text:p text:style-name="P14">El modelo que implementamos es inmantenible y rígido. <text:s/>Por haber hecho una clase de datos que fuere la única interfaz por la cual las ventanas podían acceder a los datos, se aumentaron las dependencias sobre esa interfaz, ya que cada vez que se quería modificar la implementación de los datos, se debía cambiar también la de la interfaz. <text:s/>Esto aumenta el trabajo considerablemente, y limita la forma en que pueden tratarse los datos a lo que permite la interfaz.</text:p>
        </text:list-item>
      </text:list>
      <text:p text:style-name="P7"/>
      <text:list xml:id="list221351958734315" text:continue-numbering="true" text:style-name="L1">
        <text:list-item>
          <text:p text:style-name="P14">El uso de 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p>
        </text:list-item>
      </text:list>
      <text:p text:style-name="P7"/>
      <text:list xml:id="list221351722681100" text:continue-numbering="true" text:style-name="L1">
        <text:list-item>
          <text:p text:style-name="P14">Dejar la documentación para el final del proyecto no fue una buena decisión. <text:s/>El proyecto se llevó a cabo improvisadamente, sin un modelo suficientemente definido, lo que ocasionó retrabajo y malas decisiones en la implementación. <text:s/>La documentación obliga a tener un diseño bien definido, por lo que es recomendable realizarla desde antes de comenzar a programar.</text:p>
        </text:list-item>
      </text:list>
      <text:p text:style-name="P7"/>
      <text:list xml:id="list221350923061943" text:continue-numbering="true" text:style-name="L1">
        <text:list-item>
          <text:p text:style-name="P14">No hubo suficiente comunicación entre los miembros del equipo. <text:s/>Por ello, la implementación de datos no correspondía con algunos elementos de la interfaz gráfica. <text:s/>Esto se debió también a una mala lectura de los requerimientos. <text:s/>Es necesario que todo el equipo entienda bien los requerimientos, y que los interprete de la misma manera.</text:p>
        </text:list-item>
      </text:list>
      <text:p text:style-name="P2">g. <text:s/>Recomendaciones</text:p>
      <text:p text:style-name="P7"/>
      <text:list xml:id="list221350904013849" text:continue-numbering="true" text:style-name="L1">
        <text:list-item>
          <text:p text:style-name="P14">Quizá en proyectos grandes separar rígidamente los datos de la interfaz permita mayor 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p>
        </text:list-item>
      </text:list>
      <text:p text:style-name="P7"/>
      <text:list xml:id="list221351556459700" text:continue-numbering="true" text:style-name="L1">
        <text:list-item>
          <text:p text:style-name="P13"><text:span text:style-name="Default_20_Paragraph_20_Font"><text:span text:style-name="T3">El uso de clases de Java para almacenar datos es una opción, pero quizá no la más eficiente. Existen incontables sistemas de bases de datos, muchos basados en el lenguaje SQL que permiten un manejo mucho más poderoso y eficiente de datos que simplemente las estructuras de datos incluidas en un lenguaje de propósitos generales como Java. <text:s/>Y no sólo los sistemas de mayor tamaño y complejidad pueden utilizar bases de datos: existen sistemas como SQLite (</text:span></text:span><text:a xlink:type="simple" xlink:href="http://www.sqlite.org/" office:target-frame-name="_top" xlink:show="replace"><text:span text:style-name="Default_20_Paragraph_20_Font"><text:span text:style-name="T3">www.sqlite.org</text:span></text:span></text:a><text:span text:style-name="Default_20_Paragraph_20_Font"><text:span text:style-name="T3">) cuyo enfoque es el de bases simples de un solo archivo, que pueden ser controladas por otros lenguajes como Java mediante librerías. <text:s/>Esto sería ideal para un proyecto pequeño como éste, ya que haría innecesaria la implementación de clases para guardar datos y facilitaría la persistencia de datos. <text:s/>Además, dado que las bases de datos utilizan tablas para almacenar todo, es una representación que es más fácilmente representada dentro de las ventanas del programa, que generalmente piden arreglos o matrices como sus datos y que proveen facilidades para sincronizarse con bases de datos. En fin, el proyecto se reduciría desde implementar varias clases para datos y las ventanas, con muchas líneas de código, a implementar una sola base de datos con sus respectivas tablas y ventanas que actúen sobre esas tablas, con bastantes menos líneas de código. <text:s/>Esta solución presenta simplicidad, eficiencia, mantenibilidad y flexibilidad.</text:span></text:span></text:p>
        </text:list-item>
      </text:list>
      <text:p text:style-name="P7"/>
      <text:list xml:id="list221351632887045" text:continue-numbering="true" text:style-name="L1">
        <text:list-item>
          <text:p text:style-name="P14">Documente, después implemente. <text:s/>No se debe dejar la documentación para el final, más bien la presentación y análisis del problema debe ser lo primero, ya que define claramente cómo se debe proceder. <text:s text:c="2"/></text:p>
        </text:list-item>
      </text:list>
      <text:p text:style-name="P7"/>
      <text:list xml:id="list221351961307887" text:continue-numbering="true" text:style-name="L1">
        <text:list-item>
          <text:p text:style-name="P14">Además la documentación se realiza con mayor facilidad si es simultánea con el 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p>
        </text:list-item>
      </text:list>
      <text:p text:style-name="P7"/>
      <text:list xml:id="list221350484075126" text:continue-numbering="true" text:style-name="L1">
        <text:list-item>
          <text:p text:style-name="P14">Se debe procurar tener una buena comunicación entre los miembros del equipo. <text:s/>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 trabajo de los otros.</text:p>
        </text:list-item>
      </text:list>
      <text:p text:style-name="P1"><text:span text:style-name="Default_20_Paragraph_20_Font"><text:span text:style-name="T2">h. <text:s/>Referenci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cuenta anónima</meta:initial-creator>
    <dc:creator>Callow </dc:creator>
    <meta:creation-date>2015-04-13T23:11:00Z</meta:creation-date>
    <dc:date>2015-04-13T22:13:49.833249705</dc:date>
    <meta:editing-cycles>13</meta:editing-cycles>
    <meta:editing-duration>PT19M58S</meta:editing-duration>
    <meta:document-statistic meta:table-count="0" meta:image-count="0" meta:object-count="0" meta:page-count="10" meta:paragraph-count="71" meta:word-count="3395" meta:character-count="20947" meta:non-whitespace-character-count="17517"/>
    <meta:template xlink:type="simple" xlink:actuate="onRequest" xlink:title="" xlink:href="Normal"/>
  </office:meta>
</office:document-meta>
</file>